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Geeza Pro" svg:font-family="Geeza Pro"/>
    <style:font-face style:name="Lucida Grande" svg:font-family="Lucida Grande"/>
    <style:font-face style:name="Times" svg:font-family="Times"/>
  </office:font-face-decls>
  <office:automatic-styles>
    <style:style style:name="P1" style:family="paragraph" style:parent-style-name="Standard">
      <style:paragraph-properties fo:margin-bottom="0.0835in" fo:text-align="end"/>
      <style:text-properties style:font-name="Geeza Pro" fo:font-size="48.0pt" fo:color="#000000"/>
    </style:style>
    <style:style style:name="P2" style:family="paragraph" style:parent-style-name="Standard">
      <style:paragraph-properties fo:text-align="end"/>
      <style:text-properties style:font-name="Times" fo:font-size="36.0pt" fo:color="#000000"/>
    </style:style>
    <style:style style:name="P3" style:family="paragraph" style:parent-style-name="Standard">
      <style:paragraph-properties fo:text-align="end"/>
      <style:text-properties style:font-name="Lucida Grande" fo:font-size="36.0pt" fo:color="#000000"/>
    </style:style>
    <style:style style:name="P4" style:family="paragraph" style:parent-style-name="Standard">
      <style:paragraph-properties fo:text-align="end"/>
      <style:text-properties style:font-name="Geeza Pro" fo:font-size="36.0pt" fo:color="#000000"/>
    </style:style>
    <style:style style:name="T1" style:family="text">
      <style:text-properties style:font-name="Times"/>
    </style:style>
    <style:style style:name="T2" style:family="text">
      <style:text-properties fo:letter-spacing="0.0000in" fo:background-color="#ffffff"/>
    </style:style>
    <style:style style:name="T3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اَلْمَاثُورَاتُ<text:span text:style-name="T1"><text:s/></text:span>الصُّغْرَى<text:span text:style-name="T1"><text:s/></text:span></text:p>
      <text:p text:style-name="P2"/>
      <text:p text:style-name="P3">Page<text:span text:style-name="T1"><text:s/>1</text:span></text:p>
      <text:p text:style-name="P4">اَعُوذُ<text:span text:style-name="T1"><text:s/></text:span>بِٱللهِ<text:span text:style-name="T1"><text:s/></text:span>السَّمِيْعِ<text:span text:style-name="T1"><text:s/></text:span>الْعَلِيْمِ<text:span text:style-name="T1"><text:s/></text:span>مِنَ<text:span text:style-name="T1"><text:s/></text:span>الشَّيْطَانِ<text:span text:style-name="T1"><text:s/></text:span>الرَّجِيْمِ</text:p>
      <text:p text:style-name="P2"/>
      <text:p text:style-name="P3">Page<text:span text:style-name="T1"><text:s/>2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text:span text:style-name="T1"><text:s/></text:span>١</text:p>
      <text:p text:style-name="P4">ٱلۡحَمۡدُ<text:span text:style-name="T1"><text:s/></text:span>لِلَّهِ<text:span text:style-name="T1"><text:s/></text:span>رَبِّ<text:span text:style-name="T1"><text:s/></text:span>ٱلۡعَٰلَمِينَ<text:span text:style-name="T1"><text:s/></text:span>٢</text:p>
      <text:p text:style-name="P4">ٱلرَّحۡمَٰنِ<text:span text:style-name="T1"><text:s/></text:span>ٱلرَّحِيمِ<text:span text:style-name="T1"><text:s/></text:span>٣</text:p>
      <text:p text:style-name="P4">مَٰلِكِ<text:span text:style-name="T1"><text:s/></text:span>يَوۡمِ<text:span text:style-name="T1"><text:s/></text:span>ٱلدِّينِ<text:span text:style-name="T1"><text:s/></text:span>٤</text:p>
      <text:p text:style-name="P4">إِيَّاكَ<text:span text:style-name="T1"><text:s/></text:span>نَعۡبُدُ<text:span text:style-name="T1"><text:s/></text:span>وَإِيَّاكَ<text:span text:style-name="T1"><text:s/></text:span>نَسۡتَعِينُ<text:span text:style-name="T1"><text:s/></text:span>٥</text:p>
      <text:p text:style-name="P4">ٱهۡدِنَا<text:span text:style-name="T1"><text:s/></text:span>ٱلصِّرَٰطَ<text:span text:style-name="T1"><text:s/></text:span>ٱلۡمُسۡتَقِيمَ<text:span text:style-name="T1"><text:s/></text:span>٦</text:p>
      <text:p text:style-name="P4">صِرَٰطَ<text:span text:style-name="T1"><text:s/></text:span>ٱلَّذِينَ<text:span text:style-name="T1"><text:s/></text:span>أَنۡعَمۡتَ<text:span text:style-name="T1"><text:s/></text:span>عَلَيۡهِمۡ<text:span text:style-name="T1"><text:s/></text:span>غَيۡرِ<text:span text:style-name="T1"><text:s/></text:span>ٱلۡمَغۡضُوبِ<text:span text:style-name="T1"><text:s/></text:span>عَلَيۡهِمۡ<text:span text:style-name="T1"><text:s/></text:span>وَلَا<text:span text:style-name="T1"><text:s/></text:span>ٱلضَّآلِّينَ<text:span text:style-name="T1"><text:s/></text:span>٧</text:p>
      <text:p text:style-name="P2"/>
      <text:p text:style-name="P3">Page<text:span text:style-name="T1"><text:s/>3</text:span></text:p>
      <text:p text:style-name="P4">الٓمٓ<text:span text:style-name="T1"><text:s/></text:span>١</text:p>
      <text:p text:style-name="P4">ذَٰلِكَ<text:span text:style-name="T1"><text:s/></text:span>ٱلۡكِتَٰبُ<text:span text:style-name="T1"><text:s/></text:span>لَا<text:span text:style-name="T1"><text:s/></text:span>رَيۡبَۛ<text:span text:style-name="T1"><text:s/></text:span>فِيهِۛ<text:span text:style-name="T1"><text:s/></text:span>هُدٗى<text:span text:style-name="T1"><text:s/></text:span>لِّلۡمُتَّقِينَ<text:span text:style-name="T1"><text:s/></text:span>٢</text:p>
      <text:p text:style-name="P4">ٱلَّذِينَ<text:span text:style-name="T1"><text:s/></text:span>يُؤۡمِنُونَ<text:span text:style-name="T1"><text:s/></text:span>بِٱلۡغَيۡبِ<text:span text:style-name="T1"><text:s/></text:span>وَيُقِيمُونَ<text:span text:style-name="T1"><text:s/></text:span>ٱلصَّلَوٰةَ<text:span text:style-name="T1"><text:s/></text:span>وَمِمَّا<text:span text:style-name="T1"><text:s/></text:span>رَزَقۡنَٰهُمۡ<text:span text:style-name="T1"><text:s/></text:span>يُنفِقُونَ<text:span text:style-name="T1"><text:s/></text:span>٣</text:p>
      <text:p text:style-name="P4">وَٱلَّذِينَ<text:span text:style-name="T1"><text:s/></text:span>يُؤۡمِنُونَ<text:span text:style-name="T1"><text:s/></text:span>بِمَآ<text:span text:style-name="T1"><text:s/></text:span>أُنزِلَ<text:span text:style-name="T1"><text:s/></text:span>إِلَيۡكَ<text:span text:style-name="T1"><text:s/></text:span>وَمَآ<text:span text:style-name="T1"><text:s/></text:span>أُنزِلَ<text:span text:style-name="T1"><text:s/></text:span>مِن<text:span text:style-name="T1"><text:s/></text:span>قَبۡلِكَ<text:span text:style-name="T1"><text:s/></text:span>وَبِٱلۡأٓخِرَةِ<text:span text:style-name="T1"><text:s/></text:span>هُمۡ<text:span text:style-name="T1"><text:s/></text:span>يُوقِنُونَ<text:span text:style-name="T1"><text:s/></text:span>٤</text:p>
      <text:p text:style-name="P4">أُوْلَٰٓئِكَ<text:span text:style-name="T1"><text:s/></text:span>عَلَىٰ<text:span text:style-name="T1"><text:s/></text:span>هُدٗى<text:span text:style-name="T1"><text:s/></text:span>مِّن<text:span text:style-name="T1"><text:s/></text:span>رَّبِّهِمۡۖ<text:span text:style-name="T1"><text:s/></text:span>وَأُوْلَٰٓئِكَ<text:span text:style-name="T1"><text:s/></text:span>هُمُ<text:span text:style-name="T1"><text:s/></text:span>ٱلۡمُفۡلِحُونَ<text:span text:style-name="T1"><text:s/></text:span>٥</text:p>
      <text:p text:style-name="P2"/>
      <text:p text:style-name="P3">Page<text:span text:style-name="T1"><text:s/>4</text:span></text:p>
      <text:p text:style-name="P4">ٱللَّهُ<text:span text:style-name="T1"><text:s/></text:span>لَآ<text:span text:style-name="T1"><text:s/></text:span>إِلَٰهَ<text:span text:style-name="T1"><text:s/></text:span>إِلَّا<text:span text:style-name="T1"><text:s/></text:span>هُوَ<text:span text:style-name="T1"><text:s/></text:span>ٱلۡحَيُّ<text:span text:style-name="T1"><text:s/></text:span>ٱلۡقَيُّومُۚ<text:span text:style-name="T1"><text:s/></text:span>لَا<text:span text:style-name="T1"><text:s/></text:span>تَأۡخُذُهُۥ<text:span text:style-name="T1"><text:s/></text:span>سِنَةٞ<text:span text:style-name="T1"><text:s/></text:span>وَلَا<text:span text:style-name="T1"><text:s/></text:span>نَوۡمٞۚ<text:span text:style-name="T1"><text:s/></text:span>لَّهُۥ<text:span text:style-name="T1"><text:s/></text:span>مَا<text:span text:style-name="T1"><text:s/></text:span>فِي<text:span text:style-name="T1"><text:s/></text:span>ٱلسَّمَٰوَٰتِ<text:span text:style-name="T1"><text:s/></text:span>وَمَا<text:span text:style-name="T1"><text:s/></text:span>فِي<text:span text:style-name="T1"><text:s/></text:span>ٱلۡأَرۡضِۗ<text:span text:style-name="T1"><text:s/></text:span>مَن<text:span text:style-name="T1"><text:s/></text:span>ذَا<text:span text:style-name="T1"><text:s/></text:span>ٱلَّذِي<text:span text:style-name="T1"><text:s/></text:span>يَشۡفَعُ<text:span text:style-name="T1"><text:s/></text:span>عِندَهُۥٓ<text:span text:style-name="T1"><text:s/></text:span>إِلَّا<text:span text:style-name="T1"><text:s/></text:span>بِإِذۡنِهِۦۚ<text:span text:style-name="T1"><text:s/></text:span>يَعۡلَمُ<text:span text:style-name="T1"><text:s/></text:span>مَا<text:span text:style-name="T1"><text:s/></text:span>بَيۡنَ<text:span text:style-name="T1"><text:s/></text:span>أَيۡدِيهِمۡ<text:span text:style-name="T1"><text:s/></text:span>وَمَا<text:span text:style-name="T1"><text:s/></text:span>خَلۡفَهُمۡۖ<text:span text:style-name="T1"><text:s/></text:span>وَلَا<text:span text:style-name="T1"><text:s/></text:span>يُحِيطُونَ<text:span text:style-name="T1"><text:s/></text:span>بِشَيۡءٖ<text:span text:style-name="T1"><text:s/></text:span>مِّنۡ<text:span text:style-name="T1"><text:s/></text:span>عِلۡمِهِۦٓ<text:span text:style-name="T1"><text:s/></text:span>إِلَّا<text:span text:style-name="T1"><text:s/></text:span>بِمَا<text:span text:style-name="T1"><text:s/></text:span>شَآءَۚ<text:span text:style-name="T1"><text:s/></text:span>وَسِعَ<text:span text:style-name="T1"><text:s/></text:span>كُرۡسِيُّهُ<text:span text:style-name="T1"><text:s/></text:span>ٱلسَّمَٰوَٰتِ<text:span text:style-name="T1"><text:s/></text:span>وَٱلۡأَرۡضَۖ<text:span text:style-name="T1"><text:s/></text:span>وَلَا<text:span text:style-name="T1"><text:s/></text:span>يَؤُدُهُۥ<text:span text:style-name="T1"><text:s/></text:span>حِفۡظُهُمَاۚ<text:span text:style-name="T1"><text:s/></text:span>وَهُوَ<text:span text:style-name="T1"><text:s/></text:span>ٱلۡعَلِيُّ<text:span text:style-name="T1"><text:s/></text:span>ٱلۡعَظِيمُ<text:span text:style-name="T1"><text:s/></text:span>٢٥٥</text:p>
      <text:p text:style-name="P2"/>
      <text:p text:style-name="P3">Page<text:span text:style-name="T1"><text:s/>5</text:span></text:p>
      <text:p text:style-name="P4">لَآ<text:span text:style-name="T1"><text:s/></text:span>إِكۡرَاهَ<text:span text:style-name="T1"><text:s/></text:span>فِي<text:span text:style-name="T1"><text:s/></text:span>ٱلدِّينِۖ<text:span text:style-name="T1"><text:s/></text:span>قَد<text:span text:style-name="T1"><text:s/></text:span>تَّبَيَّنَ<text:span text:style-name="T1"><text:s/></text:span>ٱلرُّشۡدُ<text:span text:style-name="T1"><text:s/></text:span>مِنَ<text:span text:style-name="T1"><text:s/></text:span>ٱلۡغَيِّۚ<text:span text:style-name="T1"><text:s/></text:span>فَمَن<text:span text:style-name="T1"><text:s/></text:span>يَكۡفُرۡ<text:span text:style-name="T1"><text:s/></text:span>بِٱلطَّٰغُوتِ<text:span text:style-name="T1"><text:s/></text:span>وَيُؤۡمِنۢ<text:span text:style-name="T1"><text:s/></text:span>بِٱللَّهِ<text:span text:style-name="T1"><text:s/></text:span>فَقَدِ<text:span text:style-name="T1"><text:s/></text:span>ٱسۡتَمۡسَكَ<text:span text:style-name="T1"><text:s/></text:span>بِٱلۡعُرۡوَةِ<text:span text:style-name="T1"><text:s/></text:span>ٱلۡوُثۡقَىٰ<text:span text:style-name="T1"><text:s/></text:span>لَا<text:span text:style-name="T1"><text:s/></text:span>ٱنفِصَامَ<text:span text:style-name="T1"><text:s/></text:span>لَهَاۗ<text:span text:style-name="T1"><text:s/></text:span>وَٱللَّهُ<text:span text:style-name="T1"><text:s/></text:span>سَمِيعٌ<text:span text:style-name="T1"><text:s/></text:span>عَلِيمٌ<text:span text:style-name="T1"><text:s/></text:span>٢٥٦</text:p>
      <text:p text:style-name="P2"/>
      <text:p text:style-name="P3">Page<text:span text:style-name="T1"><text:s/>6</text:span></text:p>
      <text:p text:style-name="P4">ٱللَّهُ<text:span text:style-name="T1"><text:s/></text:span>وَلِيُّ<text:span text:style-name="T1"><text:s/></text:span>ٱلَّذِينَ<text:span text:style-name="T1"><text:s/></text:span>ءَامَنُواْ<text:span text:style-name="T1"><text:s/></text:span>يُخۡرِجُهُم<text:span text:style-name="T1"><text:s/></text:span>مِّنَ<text:span text:style-name="T1"><text:s/></text:span>ٱلظُّلُمَٰتِ<text:span text:style-name="T1"><text:s/></text:span>إِلَى<text:span text:style-name="T1"><text:s/></text:span>ٱلنُّورِۖ<text:span text:style-name="T1"><text:s/></text:span>وَٱلَّذِينَ<text:span text:style-name="T1"><text:s/></text:span>كَفَرُوٓاْ<text:span text:style-name="T1"><text:s/></text:span>أَوۡلِيَآؤُهُمُ<text:span text:style-name="T1"><text:s/></text:span>ٱلطَّٰغُوتُ<text:span text:style-name="T1"><text:s/></text:span>يُخۡرِجُونَهُم<text:span text:style-name="T1"><text:s/></text:span>مِّنَ<text:span text:style-name="T1"><text:s/></text:span>ٱلنُّورِ<text:span text:style-name="T1"><text:s/></text:span>إِلَى<text:span text:style-name="T1"><text:s/></text:span>ٱلظُّلُمَٰتِۗ<text:span text:style-name="T1"><text:s/></text:span>أُوْلَٰٓئِكَ<text:span text:style-name="T1"><text:s/></text:span>أَصۡحَٰبُ<text:span text:style-name="T1"><text:s/></text:span>ٱلنَّارِۖ<text:span text:style-name="T1"><text:s/></text:span>هُمۡ<text:span text:style-name="T1"><text:s/></text:span>فِيهَا<text:span text:style-name="T1"><text:s/></text:span>خَٰلِدُونَ<text:span text:style-name="T1"><text:s/></text:span>٢٥٧</text:p>
      <text:p text:style-name="P2"/>
      <text:p text:style-name="P3">Page<text:span text:style-name="T1"><text:s/>7</text:span></text:p>
      <text:p text:style-name="P4">لِّلَّهِ<text:span text:style-name="T1"><text:s/></text:span>مَا<text:span text:style-name="T1"><text:s/></text:span>فِي<text:span text:style-name="T1"><text:s/></text:span>ٱلسَّمَٰوَٰتِ<text:span text:style-name="T1"><text:s/></text:span>وَمَا<text:span text:style-name="T1"><text:s/></text:span>فِي<text:span text:style-name="T1"><text:s/></text:span>ٱلۡأَرۡضِۗ<text:span text:style-name="T1"><text:s/></text:span>وَإِن<text:span text:style-name="T1"><text:s/></text:span>تُبۡدُواْ<text:span text:style-name="T1"><text:s/></text:span>مَا<text:span text:style-name="T1"><text:s/></text:span>فِيٓ<text:span text:style-name="T1"><text:s/></text:span>أَنفُسِكُمۡ<text:span text:style-name="T1"><text:s/></text:span>أَوۡ<text:span text:style-name="T1"><text:s/></text:span>تُخۡفُوهُ<text:span text:style-name="T1"><text:s/></text:span>يُحَاسِبۡكُم<text:span text:style-name="T1"><text:s/></text:span>بِهِ<text:span text:style-name="T1"><text:s/></text:span>ٱللَّهُۖ<text:span text:style-name="T1"><text:s/></text:span>فَيَغۡفِرُ<text:span text:style-name="T1"><text:s/></text:span>لِمَن<text:span text:style-name="T1"><text:s/></text:span>يَشَآءُ<text:span text:style-name="T1"><text:s/></text:span>وَيُعَذِّبُ<text:span text:style-name="T1"><text:s/></text:span>مَن<text:span text:style-name="T1"><text:s/></text:span>يَشَآءُۗ<text:span text:style-name="T1"><text:s/></text:span>وَٱللَّهُ<text:span text:style-name="T1"><text:s/></text:span>عَلَىٰ<text:span text:style-name="T1"><text:s/></text:span>كُلِّ<text:span text:style-name="T1"><text:s/></text:span>شَيۡءٖ<text:span text:style-name="T1"><text:s/></text:span>قَدِيرٌ<text:span text:style-name="T1"><text:s/></text:span>٢٨٤</text:p>
      <text:p text:style-name="P2"/>
      <text:p text:style-name="P3">Page<text:span text:style-name="T1"><text:s/>8</text:span></text:p>
      <text:p text:style-name="P4">ءَامَنَ<text:span text:style-name="T1"><text:s/></text:span>ٱلرَّسُولُ<text:span text:style-name="T1"><text:s/></text:span>بِمَآ<text:span text:style-name="T1"><text:s/></text:span>أُنزِلَ<text:span text:style-name="T1"><text:s/></text:span>إِلَيۡهِ<text:span text:style-name="T1"><text:s/></text:span>مِن<text:span text:style-name="T1"><text:s/></text:span>رَّبِّهِۦ<text:span text:style-name="T1"><text:s/></text:span>وَٱلۡمُؤۡمِنُونَۚ<text:span text:style-name="T1"><text:s/></text:span>كُلٌّ<text:span text:style-name="T1"><text:s/></text:span>ءَامَنَ<text:span text:style-name="T1"><text:s/></text:span>بِٱللَّهِ<text:span text:style-name="T1"><text:s/></text:span>وَ<text:span text:style-name="T2">مَلَـٰٓٮِٕكَتِهِ</text:span>ۦ<text:span text:style-name="T1"><text:s/></text:span>وَكُتُبِهِۦ<text:span text:style-name="T1"><text:s/></text:span>وَرُسُلِهِۦ<text:span text:style-name="T1"><text:s/></text:span>لَا<text:span text:style-name="T1"><text:s/></text:span>نُفَرِّقُ<text:span text:style-name="T1"><text:s/></text:span>بَيۡنَ<text:span text:style-name="T1"><text:s/></text:span>أَحَدٖ<text:span text:style-name="T1"><text:s/></text:span>مِّن<text:span text:style-name="T1"><text:s/></text:span>رُّسُلِهِۦۚ<text:span text:style-name="T1"><text:s/></text:span>وَقَالُواْ<text:span text:style-name="T1"><text:s/></text:span>سَمِعۡنَا<text:span text:style-name="T1"><text:s/></text:span>وَأَطَعۡنَاۖ<text:span text:style-name="T1"><text:s/></text:span>غُفۡرَانَكَ<text:span text:style-name="T1"><text:s/></text:span>رَبَّنَا<text:span text:style-name="T1"><text:s/></text:span>وَإِلَيۡكَ<text:span text:style-name="T1"><text:s/></text:span>ٱلۡمَصِيرُ<text:span text:style-name="T1"><text:s/></text:span>٢٨٥</text:p>
      <text:p text:style-name="P2"/>
      <text:p text:style-name="P3">Page<text:span text:style-name="T1"><text:s/>9</text:span></text:p>
      <text:p text:style-name="P4">لَا<text:span text:style-name="T1"><text:s/></text:span>يُكَلِّفُ<text:span text:style-name="T1"><text:s/></text:span>ٱللَّهُ<text:span text:style-name="T1"><text:s/></text:span>نَفۡسًا<text:span text:style-name="T1"><text:s/></text:span>إِلَّا<text:span text:style-name="T1"><text:s/></text:span>وُسۡعَهَاۚ<text:span text:style-name="T1"><text:s/></text:span>لَهَا<text:span text:style-name="T1"><text:s/></text:span>مَا<text:span text:style-name="T1"><text:s/></text:span>كَسَبَتۡ<text:span text:style-name="T1"><text:s/></text:span>وَعَلَيۡهَا<text:span text:style-name="T1"><text:s/></text:span>مَا<text:span text:style-name="T1"><text:s/></text:span>ٱكۡتَسَبَتۡۗ<text:span text:style-name="T1"><text:s/></text:span>رَبَّنَا<text:span text:style-name="T1"><text:s/></text:span>لَا<text:span text:style-name="T1"><text:s/></text:span>تُؤَاخِذۡنَآ<text:span text:style-name="T1"><text:s/></text:span>إِن<text:span text:style-name="T1"><text:s/></text:span>نَّسِينَآ<text:span text:style-name="T1"><text:s/></text:span>أَوۡ<text:span text:style-name="T1"><text:s/></text:span>أَخۡطَأۡنَاۚ<text:span text:style-name="T1"><text:s/></text:span>رَبَّنَا<text:span text:style-name="T1"><text:s/></text:span>وَلَا<text:span text:style-name="T1"><text:s/></text:span>تَحۡمِلۡ<text:span text:style-name="T1"><text:s/></text:span>عَلَيۡنَآ<text:span text:style-name="T1"><text:s/></text:span>إِِصۡرًا<text:span text:style-name="T1"><text:s/></text:span>كَمَا<text:span text:style-name="T1"><text:s/></text:span>حَمَلۡتَهُۥ<text:span text:style-name="T1"><text:s/></text:span>عَلَى<text:span text:style-name="T1"><text:s/></text:span>ٱلَّذِينَ<text:span text:style-name="T1"><text:s/></text:span>مِن<text:span text:style-name="T1"><text:s/></text:span>قَبۡلِنَاۚ<text:span text:style-name="T1"><text:s/></text:span>رَبَّنَا<text:span text:style-name="T1"><text:s/></text:span>وَلَا<text:span text:style-name="T1"><text:s/></text:span>تُحَمِّلۡنَا<text:span text:style-name="T1"><text:s/></text:span>مَا<text:span text:style-name="T1"><text:s/></text:span>لَا<text:span text:style-name="T1"><text:s/></text:span>طَاقَةَ<text:span text:style-name="T1"><text:s/></text:span>لَنَا<text:span text:style-name="T1"><text:s/></text:span>بِهِۦۖ<text:span text:style-name="T1"><text:s/></text:span>وَٱعۡفُ<text:span text:style-name="T1"><text:s/></text:span>عَنَّا<text:span text:style-name="T1"><text:s/></text:span>وَٱغۡفِرۡ<text:span text:style-name="T1"><text:s/></text:span>لَنَا<text:span text:style-name="T1"><text:s/></text:span>وَٱرۡحَمۡنَآۚ<text:span text:style-name="T1"><text:s/></text:span>أَنتَ<text:span text:style-name="T1"><text:s/></text:span>مَوۡلَىٰنَا<text:span text:style-name="T1"><text:s/></text:span>فَٱنصُرۡنَا<text:span text:style-name="T1"><text:s/></text:span>عَلَى<text:span text:style-name="T1"><text:s/></text:span>ٱلۡقَوۡمِ<text:span text:style-name="T1"><text:s/></text:span>ٱلۡكَٰفِرِينَ<text:span text:style-name="T1"><text:s/></text:span>٢٨٦</text:p>
      <text:p text:style-name="P2"/>
      <text:p text:style-name="P3">Page<text:span text:style-name="T1"><text:s/>10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/text:p>
      <text:p text:style-name="P4">قُلۡ<text:span text:style-name="T1"><text:s/></text:span>هُوَ<text:span text:style-name="T1"><text:s/></text:span>ٱللَّهُ<text:span text:style-name="T1"><text:s/></text:span>أَحَدٌ<text:span text:style-name="T1"><text:s/></text:span>١</text:p>
      <text:p text:style-name="P4">ٱللَّهُ<text:span text:style-name="T1"><text:s/></text:span>ٱلصَّمَدُ<text:span text:style-name="T1"><text:s/></text:span>٢</text:p>
      <text:p text:style-name="P4">لَمۡ<text:span text:style-name="T1"><text:s/></text:span>يَلِدۡ<text:span text:style-name="T1"><text:s/></text:span>وَلَمۡ<text:span text:style-name="T1"><text:s/></text:span>يُولَدۡ<text:span text:style-name="T1"><text:s/></text:span>٣</text:p>
      <text:p text:style-name="P4">وَلَمۡ<text:span text:style-name="T1"><text:s/></text:span>يَكُن<text:span text:style-name="T1"><text:s/></text:span>لَّهُۥ<text:span text:style-name="T1"><text:s/></text:span>كُفُوًا<text:span text:style-name="T1"><text:s/></text:span>أَحَدُۢ<text:span text:style-name="T1"><text:s/></text:span>٤</text:p>
      <text:p text:style-name="P2"/>
      <text:p text:style-name="P3">Page<text:span text:style-name="T1"><text:s/>11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/text:p>
      <text:p text:style-name="P4">قُلۡ<text:span text:style-name="T1"><text:s/></text:span>أَعُوذُ<text:span text:style-name="T1"><text:s/></text:span>بِرَبِّ<text:span text:style-name="T1"><text:s/></text:span>ٱلۡفَلَقِ<text:span text:style-name="T1"><text:s/></text:span>١</text:p>
      <text:p text:style-name="P4">مِن<text:span text:style-name="T1"><text:s/></text:span>شَرِّ<text:span text:style-name="T1"><text:s/></text:span>مَا<text:span text:style-name="T1"><text:s/></text:span>خَلَقَ<text:span text:style-name="T1"><text:s/></text:span>٢</text:p>
      <text:p text:style-name="P4">وَمِن<text:span text:style-name="T1"><text:s/></text:span>شَرِّ<text:span text:style-name="T1"><text:s/></text:span>غَاسِقٍ<text:span text:style-name="T1"><text:s/></text:span>إِذَا<text:span text:style-name="T1"><text:s/></text:span>وَقَبَ<text:span text:style-name="T1"><text:s/></text:span>٣</text:p>
      <text:p text:style-name="P4">وَمِن<text:span text:style-name="T1"><text:s/></text:span>شَرِّ<text:span text:style-name="T1"><text:s/></text:span>ٱلنَّفَّٰثَٰتِ<text:span text:style-name="T1"><text:s/></text:span>فِي<text:span text:style-name="T1"><text:s/></text:span>ٱلۡعُقَدِ<text:span text:style-name="T1"><text:s/></text:span>٤</text:p>
      <text:p text:style-name="P4">وَمِن<text:span text:style-name="T1"><text:s/></text:span>شَرِّ<text:span text:style-name="T1"><text:s/></text:span>حَاسِدٍ<text:span text:style-name="T1"><text:s/></text:span>إِذَا<text:span text:style-name="T1"><text:s/></text:span>حَسَدَ<text:span text:style-name="T1"><text:s/></text:span>٥</text:p>
      <text:p text:style-name="P2"/>
      <text:p text:style-name="P3">page<text:span text:style-name="T1"><text:s/>12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/text:p>
      <text:p text:style-name="P4">قُلۡ<text:span text:style-name="T1"><text:s/></text:span>أَعُوذُ<text:span text:style-name="T1"><text:s/></text:span>بِرَبِّ<text:span text:style-name="T1"><text:s/></text:span>ٱلنَّاسِ<text:span text:style-name="T1"><text:s/></text:span>١</text:p>
      <text:p text:style-name="P4">مَلِكِ<text:span text:style-name="T1"><text:s/></text:span>ٱلنَّاسِ<text:span text:style-name="T1"><text:s/></text:span>٢</text:p>
      <text:p text:style-name="P4">إِلَٰهِ<text:span text:style-name="T1"><text:s/></text:span>ٱلنَّاسِ<text:span text:style-name="T1"><text:s/></text:span>٣</text:p>
      <text:p text:style-name="P4">مِن<text:span text:style-name="T1"><text:s/></text:span>شَرِّ<text:span text:style-name="T1"><text:s/></text:span>ٱلۡوَسۡوَاسِ<text:span text:style-name="T1"><text:s/></text:span>ٱلۡخَنَّاسِ<text:span text:style-name="T1"><text:s/></text:span>٤</text:p>
      <text:p text:style-name="P4">ٱلَّذِي<text:span text:style-name="T1"><text:s/></text:span>يُوَسۡوِسُ<text:span text:style-name="T1"><text:s/></text:span>فِي<text:span text:style-name="T1"><text:s/></text:span>صُدُورِ<text:span text:style-name="T1"><text:s/></text:span>ٱلنَّاسِ<text:span text:style-name="T1"><text:s/></text:span>٥</text:p>
      <text:p text:style-name="P4">مِنَ<text:span text:style-name="T1"><text:s/></text:span>ٱلۡجِنَّةِ<text:span text:style-name="T1"><text:s/></text:span>وَٱلنَّاسِ<text:span text:style-name="T1"><text:s/></text:span>٦</text:p>
      <text:p text:style-name="P2"/>
      <text:p text:style-name="P3">Page<text:span text:style-name="T1"><text:s/>13</text:span></text:p>
      <text:p text:style-name="P4">أَصْبَحْنَا<text:span text:style-name="T1"><text:s/></text:span>وَأَصْبَحَ<text:span text:style-name="T1"><text:s/></text:span>الْمُلْكُ<text:span text:style-name="T1"><text:s/></text:span>لِلَّهِ<text:span text:style-name="T1"><text:s/></text:span>وَالْحَمْدُ<text:span text:style-name="T1"><text:s/></text:span>لِلَّهِ<text:span text:style-name="T1"><text:s/></text:span>لاَشَرِيكَ<text:span text:style-name="T1"><text:s/></text:span>لَهُ</text:p>
      <text:p text:style-name="P4">لاَ<text:span text:style-name="T1"><text:s/></text:span>إِلَهَ<text:span text:style-name="T1"><text:s/></text:span>إِلاَّ<text:span text:style-name="T1"><text:s/></text:span>هُوَ<text:span text:style-name="T1"><text:s/></text:span>وَإِلَيْهِ<text:span text:style-name="T1"><text:s/></text:span>النُّشُورُ</text:p>
      <text:p text:style-name="P2"/>
      <text:p text:style-name="P4">أَمْسَيْنَا<text:span text:style-name="T1"><text:s/></text:span>وَأَمْسَى<text:span text:style-name="T1"><text:s/></text:span>الْمُلْكُ<text:span text:style-name="T1"><text:s/></text:span>لِلَّهِ<text:span text:style-name="T1"><text:s/></text:span>وَالْحَمْدُ<text:span text:style-name="T1"><text:s/></text:span>لِلَّهِ<text:span text:style-name="T1"><text:s/></text:span>لاَشَرِيكَ<text:span text:style-name="T1"><text:s/></text:span>لَهُ</text:p>
      <text:p text:style-name="P4">لاَ<text:span text:style-name="T1"><text:s/></text:span>إِلَهَ<text:span text:style-name="T1"><text:s/></text:span>إِلاَّ<text:span text:style-name="T1"><text:s/></text:span>هُوَ<text:span text:style-name="T1"><text:s/></text:span>وَإِلَيْهِ<text:span text:style-name="T1"><text:s/></text:span>الْمَصِيرُ</text:p>
      <text:p text:style-name="P2"/>
      <text:p text:style-name="P3">Page<text:span text:style-name="T1"><text:s/>14</text:span></text:p>
      <text:p text:style-name="P4">أَصْبَحْنَا<text:span text:style-name="T1"><text:s/></text:span>عَلَى<text:span text:style-name="T1"><text:s/></text:span>فِطْرَةِ<text:span text:style-name="T1"><text:s/></text:span>الإِسْلَامِ</text:p>
      <text:p text:style-name="P4">وَكَلِمَةِ<text:span text:style-name="T1"><text:s/></text:span>الإِخْلَاصِ</text:p>
      <text:p text:style-name="P4">وَعَلَى<text:span text:style-name="T1"><text:s/></text:span>دِينِ<text:span text:style-name="T1"><text:s/></text:span>نَبِيِّنَا<text:span text:style-name="T1"><text:s/></text:span>مُحَمَّدٍ<text:span text:style-name="T1"><text:s/></text:span>صَلَّى<text:span text:style-name="T1"><text:s/></text:span>اللهُ<text:span text:style-name="T1"><text:s/></text:span>عَلَيهِ<text:span text:style-name="T1"><text:s/></text:span>وَسَلَّمَ</text:p>
      <text:p text:style-name="P4">وَعَلَى<text:span text:style-name="T1"><text:s/></text:span>مِلَّةِ<text:span text:style-name="T1"><text:s/></text:span>أَبِينَا<text:span text:style-name="T1"><text:s/></text:span>إِبْرَاهِيمَ<text:span text:style-name="T1"><text:s/></text:span>حَنِيفًا</text:p>
      <text:p text:style-name="P4">وَمَا<text:span text:style-name="T1"><text:s/></text:span>كَانَ<text:span text:style-name="T1"><text:s/></text:span>مِنَ<text:span text:style-name="T1"><text:s/></text:span>الْمُشْرِكِينَ<text:span text:style-name="T1"><text:s/></text:span></text:p>
      <text:p text:style-name="P2"/>
      <text:p text:style-name="P4">أَمْسَيْنَا<text:span text:style-name="T1"><text:s/></text:span>عَلَى<text:span text:style-name="T1"><text:s/></text:span>فِطْرَةِ<text:span text:style-name="T1"><text:s/></text:span>الإِسْلَامِ</text:p>
      <text:p text:style-name="P4">وَكَلِمَةِ<text:span text:style-name="T1"><text:s/></text:span>الإِخْلَاصِ</text:p>
      <text:p text:style-name="P4">وَعَلَى<text:span text:style-name="T1"><text:s/></text:span>دِينِ<text:span text:style-name="T1"><text:s/></text:span>نَبِيِّنَا<text:span text:style-name="T1"><text:s/></text:span>مُحَمَّدٍ<text:span text:style-name="T1"><text:s/></text:span>صَلَّى<text:span text:style-name="T1"><text:s/></text:span>اللهُ<text:span text:style-name="T1"><text:s/></text:span>عَلَيهِ<text:span text:style-name="T1"><text:s/></text:span>وَسَلَّمَ</text:p>
      <text:p text:style-name="P4">وَعَلَى<text:span text:style-name="T1"><text:s/></text:span>مِلَّةِ<text:span text:style-name="T1"><text:s/></text:span>أَبِينَا<text:span text:style-name="T1"><text:s/></text:span>إِبْرَاهِيمَ<text:span text:style-name="T1"><text:s/></text:span>حَنِيفًا</text:p>
      <text:p text:style-name="P4">وَمَا<text:span text:style-name="T1"><text:s/></text:span>كَانَ<text:span text:style-name="T1"><text:s/></text:span>مِنَ<text:span text:style-name="T1"><text:s/></text:span>الْمُشْرِكِينَ</text:p>
      <text:p text:style-name="P2"/>
      <text:p text:style-name="P3">Page<text:span text:style-name="T1"><text:s/>15</text:span></text:p>
      <text:p text:style-name="P4">اَللَّهُمَّ<text:span text:style-name="T1"><text:s/></text:span>إِنِّي<text:span text:style-name="T1"><text:s/></text:span>أَصْبَحْتُ<text:span text:style-name="T1"><text:s/></text:span>مِنْكَ<text:span text:style-name="T1"><text:s/></text:span>فِي<text:span text:style-name="T1"><text:s/></text:span>نِعْمَةٍ</text:p>
      <text:p text:style-name="P4">وَعَافِيَةٍ<text:span text:style-name="T1"><text:s/></text:span>وَسِتْرٍ</text:p>
      <text:p text:style-name="P4">فَأَتِمَّ<text:span text:style-name="T1"><text:s/></text:span>عَلَيَّ<text:span text:style-name="T1"><text:s/></text:span>نِعْمَتَكَ<text:span text:style-name="T1"><text:s/></text:span>وَعَافِيَتَكَ<text:span text:style-name="T1"><text:s/></text:span>وَسِتْرَكَ<text:span text:style-name="T1"><text:s/></text:span>فِي<text:span text:style-name="T1"><text:s/></text:span>الدُّنْيَا<text:span text:style-name="T1"><text:s/></text:span>وَالآخِرَةِ</text:p>
      <text:p text:style-name="P2"/>
      <text:p text:style-name="P4">اَللَّهُمَّ<text:span text:style-name="T1"><text:s/></text:span>إِنِّي<text:span text:style-name="T1"><text:s/></text:span>أَمْسَيْتُ<text:span text:style-name="T1"><text:s/></text:span>مِنْكَ<text:span text:style-name="T1"><text:s/></text:span>فِي<text:span text:style-name="T1"><text:s/></text:span>نِعْمَةٍ</text:p>
      <text:p text:style-name="P4">وَعَافِيَةٍ<text:span text:style-name="T1"><text:s/></text:span>وَسِتْرٍ</text:p>
      <text:p text:style-name="P4">فَأَتِمَّ<text:span text:style-name="T1"><text:s/></text:span>عَلَيَّ<text:span text:style-name="T1"><text:s/></text:span>نِعْمَتَكَ<text:span text:style-name="T1"><text:s/></text:span>وَعَافِيَتَكَ<text:span text:style-name="T1"><text:s/></text:span>وَسِتْرَكَ<text:span text:style-name="T1"><text:s/></text:span>فِي<text:span text:style-name="T1"><text:s/></text:span>الدُّنْيَا<text:span text:style-name="T1"><text:s/></text:span>وَالآخِرَةِ</text:p>
      <text:p text:style-name="P2"/>
      <text:p text:style-name="P3">Page<text:span text:style-name="T1"><text:s/>16</text:span></text:p>
      <text:p text:style-name="P4">اَللَّهُمَّ<text:span text:style-name="T1"><text:s/></text:span>مَا<text:span text:style-name="T1"><text:s/></text:span>أَصْبَحَ<text:span text:style-name="T1"><text:s/></text:span>بِي<text:span text:style-name="T1"><text:s/></text:span>مِنْ<text:span text:style-name="T1"><text:s/></text:span>نِعْمَةٍ<text:span text:style-name="T1"><text:s/></text:span>أَوْ<text:span text:style-name="T1"><text:s/></text:span>بِأَحَدٍ<text:span text:style-name="T1"><text:s/></text:span>مِنْ<text:span text:style-name="T1"><text:s/></text:span>خَلْقِكَ<text:span text:style-name="T1"><text:s/></text:span>فَمِنْكَ<text:span text:style-name="T1"><text:s/></text:span>وَحْدَكَ</text:p>
      <text:p text:style-name="P4">لَا<text:span text:style-name="T1"><text:s/></text:span>شَرِيكَ<text:span text:style-name="T1"><text:s/></text:span>لَكَ</text:p>
      <text:p text:style-name="P4">فَلَكَ<text:span text:style-name="T1"><text:s/></text:span>الْحَمْدُ<text:span text:style-name="T1"><text:s/></text:span>وَلَكَ<text:span text:style-name="T1"><text:s/></text:span>الشُّكْرُ</text:p>
      <text:p text:style-name="P2"/>
      <text:p text:style-name="P4">اَللَّهُمَّ<text:span text:style-name="T1"><text:s/></text:span>مَا<text:span text:style-name="T1"><text:s/></text:span>أَمْسَى<text:span text:style-name="T1"><text:s/></text:span>بِي<text:span text:style-name="T1"><text:s/></text:span>مِنْ<text:span text:style-name="T1"><text:s/></text:span>نِعْمَةٍ<text:span text:style-name="T1"><text:s/></text:span>أَوْ<text:span text:style-name="T1"><text:s/></text:span>بِأَحَدٍ<text:span text:style-name="T1"><text:s/></text:span>مِنْ<text:span text:style-name="T1"><text:s/></text:span>خَلْقِكَ<text:span text:style-name="T1"><text:s/></text:span>فَمِنْكَ<text:span text:style-name="T1"><text:s/></text:span>وَحْدَكَ</text:p>
      <text:p text:style-name="P4">لَا<text:span text:style-name="T1"><text:s/></text:span>شَرِيكَ<text:span text:style-name="T1"><text:s/></text:span>لَكَ</text:p>
      <text:p text:style-name="P4">فَلَكَ<text:span text:style-name="T1"><text:s/></text:span>الْحَمْدُ<text:span text:style-name="T1"><text:s/></text:span>وَلَكَ<text:span text:style-name="T1"><text:s/></text:span>الشُّكْرُ</text:p>
      <text:p text:style-name="P2"/>
      <text:p text:style-name="P3">Page<text:span text:style-name="T1"><text:s/>17</text:span></text:p>
      <text:p text:style-name="P4">يَا<text:span text:style-name="T1"><text:s/></text:span>رَبِّي<text:span text:style-name="T1"><text:s/></text:span>لَكَ<text:span text:style-name="T1"><text:s/></text:span>الْحَمْدُ<text:span text:style-name="T1"><text:s/></text:span>كَمَا<text:span text:style-name="T1"><text:s/></text:span>يَنْبَغِي<text:span text:style-name="T1"><text:s/></text:span>لِجَلَالِ<text:span text:style-name="T1"><text:s/></text:span>وَجْهِكَ<text:span text:style-name="T1"><text:s/></text:span>وَعَظِيمِ<text:span text:style-name="T1"><text:s/></text:span>سُلطَانِكَ</text:p>
      <text:p text:style-name="P2"/>
      <text:p text:style-name="P4">رَضِيتُ<text:span text:style-name="T1"><text:s/></text:span>بِاللهِ<text:span text:style-name="T1"><text:s/></text:span>رَبًّا<text:span text:style-name="T1"><text:s/></text:span>وَبِالإِسْلَامِ<text:span text:style-name="T1"><text:s/></text:span>دِينًا<text:span text:style-name="T1"><text:s/></text:span>وَبِمُحَمَّدٍ<text:span text:style-name="T1"><text:s/></text:span>نَبِيًا<text:span text:style-name="T1"><text:s/></text:span>وَرَسُولًا<text:span text:style-name="T1"><text:s text:c="2"/></text:span></text:p>
      <text:p text:style-name="P2"/>
      <text:p text:style-name="P3">Page<text:span text:style-name="T1"><text:s/>18</text:span></text:p>
      <text:p text:style-name="P4">سُبْحَانَ<text:span text:style-name="T1"><text:s/></text:span>اللهِ<text:span text:style-name="T1"><text:s/></text:span>وَبِحَمْدِهِ<text:span text:style-name="T1"><text:s/></text:span>عَدَدَ<text:span text:style-name="T1"><text:s/></text:span>خَلْقِهِ</text:p>
      <text:p text:style-name="P4">وَرِضَا<text:span text:style-name="T1"><text:s/></text:span>نَفْسِهِ</text:p>
      <text:p text:style-name="P4">وَزِنَةَ<text:span text:style-name="T1"><text:s/></text:span>عَرْشِهِ</text:p>
      <text:p text:style-name="P4">وَمِدَادَ<text:span text:style-name="T1"><text:s/></text:span>كَلِمَاتِهِ</text:p>
      <text:p text:style-name="P2"/>
      <text:p text:style-name="P3">Page<text:span text:style-name="T1"><text:s/>19</text:span></text:p>
      <text:p text:style-name="P4">بِسْمِ<text:span text:style-name="T1"><text:s/></text:span>اللهِ<text:span text:style-name="T1"><text:s/></text:span>الَّذِي<text:span text:style-name="T1"><text:s/></text:span>لَا<text:span text:style-name="T1"><text:s/></text:span>يَضُرُّ<text:span text:style-name="T1"><text:s/></text:span>مَعَ<text:span text:style-name="T1"><text:s/></text:span>اسْمِهِ<text:span text:style-name="T1"><text:s/></text:span>شَيْءٌ<text:span text:style-name="T1"><text:s/></text:span>فِي<text:span text:style-name="T1"><text:s/></text:span>الْأَرْضِ</text:p>
      <text:p text:style-name="P4">وَلاَ<text:span text:style-name="T1"><text:s/></text:span>فِي<text:span text:style-name="T1"><text:s/></text:span>السَّمَاءِ</text:p>
      <text:p text:style-name="P4">وَهُوَ<text:span text:style-name="T1"><text:s/></text:span>السَّمِيعُ<text:span text:style-name="T1"><text:s/></text:span>العَلِيمُ</text:p>
      <text:p text:style-name="P2"/>
      <text:p text:style-name="P3">Page<text:span text:style-name="T1"><text:s/>20</text:span></text:p>
      <text:p text:style-name="P4">اَللَّهُمَّ<text:span text:style-name="T1"><text:s/></text:span>إِنَّا<text:span text:style-name="T1"><text:s/></text:span>نَعُوذُ<text:span text:style-name="T1"><text:s/></text:span>بِكَ<text:span text:style-name="T1"><text:s/></text:span>مِنْ<text:span text:style-name="T1"><text:s/></text:span>أَن<text:span text:style-name="T1"><text:s/></text:span>نُشْرِكَ<text:span text:style-name="T1"><text:s/></text:span>بِكَ<text:span text:style-name="T1"><text:s/></text:span>شَيْئًا<text:span text:style-name="T1"><text:s/></text:span>نَعْلَمُهُ</text:p>
      <text:p text:style-name="P4">وَنَسْتَغْفِرُكَ<text:span text:style-name="T1"><text:s/></text:span>لِمَا<text:span text:style-name="T1"><text:s/></text:span>لَا<text:span text:style-name="T1"><text:s/></text:span>نَعْلَمُهُ</text:p>
      <text:p text:style-name="P2"/>
      <text:p text:style-name="P3">Page<text:span text:style-name="T1"><text:s/>21</text:span></text:p>
      <text:p text:style-name="P4">أَعُوْذُ<text:span text:style-name="T1"><text:s/></text:span>بِكَلِمَاتِ<text:span text:style-name="T1"><text:s/></text:span>اللهِ<text:span text:style-name="T1"><text:s/></text:span>التَّامَّاتِ<text:span text:style-name="T1"><text:s/></text:span>مِنْ<text:span text:style-name="T1"><text:s/></text:span>شَرِّ<text:span text:style-name="T1"><text:s/></text:span>مَا<text:span text:style-name="T1"><text:s/></text:span>خَلَقَ</text:p>
      <text:p text:style-name="P2"/>
      <text:p text:style-name="P3">Page<text:span text:style-name="T1"><text:s/>22</text:span></text:p>
      <text:p text:style-name="P4">اَللَّهُمَّ<text:span text:style-name="T1"><text:s/></text:span>إِنِّي<text:span text:style-name="T1"><text:s/></text:span>أَعُوذُ<text:span text:style-name="T1"><text:s/></text:span>بِكَ<text:span text:style-name="T1"><text:s/></text:span>مِنَ<text:span text:style-name="T1"><text:s/></text:span>الهَمِّ<text:span text:style-name="T1"><text:s/></text:span>وَالحَزَنِ</text:p>
      <text:p text:style-name="P4">وَأَعُوذُ<text:span text:style-name="T1"><text:s/></text:span>بِكَ<text:span text:style-name="T1"><text:s/></text:span>مِنَ<text:span text:style-name="T1"><text:s/></text:span>الْعَجْزِ<text:span text:style-name="T1"><text:s/></text:span>وَالْكَسَلِ</text:p>
      <text:p text:style-name="P4">وَأَعُوذُ<text:span text:style-name="T1"><text:s/></text:span>بِكَ<text:span text:style-name="T1"><text:s/></text:span>مِنَ<text:span text:style-name="T1"><text:s/></text:span>الجُبْنِ<text:span text:style-name="T1"><text:s/></text:span>وَالبُخْلِ</text:p>
      <text:p text:style-name="P4">وَأَعُوذُ<text:span text:style-name="T1"><text:s/></text:span>بِكَ<text:span text:style-name="T1"><text:s/></text:span>مِنْ<text:span text:style-name="T1"><text:s/></text:span>غَلَبَةِ<text:span text:style-name="T1"><text:s/></text:span>الدَّيْنِ<text:span text:style-name="T1"><text:s/></text:span>وَقَهْرِ<text:span text:style-name="T1"><text:s/></text:span>الرِّجَالِ<text:span text:style-name="T1"><text:s/></text:span></text:p>
      <text:p text:style-name="P2"/>
      <text:p text:style-name="P3">Page<text:span text:style-name="T1"><text:s/>23</text:span></text:p>
      <text:p text:style-name="P4">اَللَّهُمَّ<text:span text:style-name="T1"><text:s/></text:span>عَافِنِي<text:span text:style-name="T1"><text:s/></text:span>فِي<text:span text:style-name="T1"><text:s/></text:span>بَدَنِي</text:p>
      <text:p text:style-name="P2"/>
      <text:p text:style-name="P4">اَللَّهُمَّ<text:span text:style-name="T1"><text:s/></text:span>عَافِنِي<text:span text:style-name="T1"><text:s/></text:span>فِي<text:span text:style-name="T1"><text:s/></text:span>سَمْعِي</text:p>
      <text:p text:style-name="P2"/>
      <text:p text:style-name="P4">اَللَّهُمَّ<text:span text:style-name="T1"><text:s/></text:span>عَافِنِي<text:span text:style-name="T1"><text:s/></text:span>فِي<text:span text:style-name="T1"><text:s/></text:span>بَصَرِي</text:p>
      <text:p text:style-name="P2"/>
      <text:p text:style-name="P3">Page<text:span text:style-name="T1"><text:s/>24</text:span></text:p>
      <text:p text:style-name="P4">اَللَّهُمَّ<text:span text:style-name="T1"><text:s/></text:span>إِنِّي<text:span text:style-name="T1"><text:s/></text:span>أَعُوذُ<text:span text:style-name="T1"><text:s/></text:span>بِكَ<text:span text:style-name="T1"><text:s/></text:span>مِنَ<text:span text:style-name="T1"><text:s/></text:span>الْكُفْرِ<text:span text:style-name="T1"><text:s/></text:span>وَالْفَقْرِ</text:p>
      <text:p text:style-name="P2"/>
      <text:p text:style-name="P4">وَ<text:span text:style-name="T1"><text:s/></text:span>أَعُوذُ<text:span text:style-name="T1"><text:s/></text:span>بِكَ<text:span text:style-name="T1"><text:s/></text:span>مِنْ<text:span text:style-name="T1"><text:s/></text:span>عَذَابِ<text:span text:style-name="T1"><text:s/></text:span>الْقَبْرِ</text:p>
      <text:p text:style-name="P4">لَا<text:span text:style-name="T1"><text:s/></text:span>إِلَهَ<text:span text:style-name="T1"><text:s/></text:span>إِلَّا<text:span text:style-name="T1"><text:s/></text:span>أَنْتَ</text:p>
      <text:p text:style-name="P2"/>
      <text:p text:style-name="P3">Page<text:span text:style-name="T1"><text:s/>25</text:span></text:p>
      <text:p text:style-name="P4">اَللَّهُمَّ<text:span text:style-name="T1"><text:s/></text:span>أَنْتَ<text:span text:style-name="T1"><text:s/></text:span>رَبِّي</text:p>
      <text:p text:style-name="P4">لَا<text:span text:style-name="T1"><text:s/></text:span>إِلَهَ<text:span text:style-name="T1"><text:s/></text:span>إِلَّا<text:span text:style-name="T1"><text:s/></text:span>أَنْتَ</text:p>
      <text:p text:style-name="P4">خَلَقْتَنِي<text:span text:style-name="T1"><text:s/></text:span>وَأَنَا<text:span text:style-name="T1"><text:s/></text:span>عَبْدُكَ</text:p>
      <text:p text:style-name="P4">وَأَنَا<text:span text:style-name="T1"><text:s/></text:span>عَلَى<text:span text:style-name="T1"><text:s/></text:span>عَهْدِكَ<text:span text:style-name="T1"><text:s/></text:span>وَوَعْدِكَ<text:span text:style-name="T1"><text:s/></text:span>مَا<text:span text:style-name="T1"><text:s/></text:span>اسْتَطَعْتُ</text:p>
      <text:p text:style-name="P4">أَعُوذُ<text:span text:style-name="T1"><text:s/></text:span>بِكَ<text:span text:style-name="T1"><text:s/></text:span>مِنْ<text:span text:style-name="T1"><text:s/></text:span>شَرِّ<text:span text:style-name="T1"><text:s/></text:span>مَا<text:span text:style-name="T1"><text:s/></text:span>صَنَعْتُ</text:p>
      <text:p text:style-name="P4">أَبُوءُ<text:span text:style-name="T1"><text:s/></text:span>لَكَ<text:span text:style-name="T1"><text:s/></text:span>بِنِعْمَتِكَ<text:span text:style-name="T1"><text:s/></text:span>عَلَيَّ</text:p>
      <text:p text:style-name="P4">وَأَبُوءُ<text:span text:style-name="T1"><text:s/></text:span>بِذَنْبِي</text:p>
      <text:p text:style-name="P4">فَاغْفِرْلِي<text:span text:style-name="T1"><text:s/></text:span>فَإِنَّهُ<text:span text:style-name="T1"><text:s/></text:span>لَا<text:span text:style-name="T1"><text:s/></text:span>يَغْفِرُ<text:span text:style-name="T1"><text:s/></text:span>الذُّنُوبَ<text:span text:style-name="T1"><text:s/></text:span>إِلَّا<text:span text:style-name="T1"><text:s/></text:span>أَنْتَ</text:p>
      <text:p text:style-name="P2"/>
      <text:p text:style-name="P3">Page<text:span text:style-name="T1"><text:s/>26</text:span></text:p>
      <text:p text:style-name="P4">أَسْتَغْفِرُ<text:span text:style-name="T1"><text:s/></text:span>اللهَ<text:span text:style-name="T1"><text:s/></text:span>الَّذِي<text:span text:style-name="T1"><text:s/></text:span>لَا<text:span text:style-name="T1"><text:s/></text:span>إِلَهَ<text:span text:style-name="T1"><text:s/></text:span>إِلَّا<text:span text:style-name="T1"><text:s/></text:span>هُوَ<text:span text:style-name="T1"><text:s/></text:span>الْحَيُّ<text:span text:style-name="T1"><text:s/></text:span>الْقَيُّومُ<text:span text:style-name="T1"><text:s/></text:span>وَأَتُوبُ<text:span text:style-name="T1"><text:s/></text:span>إِلَيهِ</text:p>
      <text:p text:style-name="P2"/>
      <text:p text:style-name="P3">Page<text:span text:style-name="T1"><text:s/>27</text:span></text:p>
      <text:p text:style-name="P4">سُبْحَانَكَ<text:span text:style-name="T1"><text:s/></text:span>اللَّّهُمَّ<text:span text:style-name="T1"><text:s/></text:span>وَبِحَمْدِكَ<text:span text:style-name="T1"><text:s/></text:span>أَشْهَدُ<text:span text:style-name="T1"><text:s/></text:span>أَنْ<text:span text:style-name="T1"><text:s/></text:span>لَا<text:span text:style-name="T1"><text:s/></text:span>إِلَهَ<text:span text:style-name="T1"><text:s/></text:span>إِلَّا<text:span text:style-name="T1"><text:s/></text:span>أَنْتَ</text:p>
      <text:p text:style-name="P4">أَسْتَغْفِرُكَ<text:span text:style-name="T1"><text:s/></text:span>وَأَتُوبُ<text:span text:style-name="T1"><text:s/></text:span>إِلَيكَ</text:p>
      <text:p text:style-name="P2"/>
      <text:p text:style-name="P3">Page<text:span text:style-name="T1"><text:s/>28</text:span></text:p>
      <text:p text:style-name="P4">اَللَّهُمَّ<text:span text:style-name="T1"><text:s/></text:span>صَلِّ<text:span text:style-name="T1"><text:s/></text:span>عَلَى<text:span text:style-name="T1"><text:s/></text:span>سَيِّدِنَا<text:span text:style-name="T1"><text:s/></text:span>مُحَمَّدٍ</text:p>
      <text:p text:style-name="P4">عَبْدِكَ<text:span text:style-name="T1"><text:s/></text:span>وَنَبِيِّكَ<text:span text:style-name="T1"><text:s/></text:span>وَرَسُولِكَ<text:span text:style-name="T1"><text:s/></text:span>النَّبِيِّ<text:span text:style-name="T1"><text:s/></text:span>اْلأُمِّيِّ</text:p>
      <text:p text:style-name="P4">وَعَلَى<text:span text:style-name="T1"><text:s/></text:span>آلِهِ<text:span text:style-name="T1"><text:s/></text:span>وَصَحْبِهِ</text:p>
      <text:p text:style-name="P4">وَسَلِّمْ<text:span text:style-name="T1"><text:s/></text:span>تَسْلِيمًا<text:span text:style-name="T1"><text:s/></text:span>عَدَدَ<text:span text:style-name="T1"><text:s/></text:span>مَا<text:span text:style-name="T1"><text:s/></text:span>أَحَاطَ<text:span text:style-name="T1"><text:s/></text:span>بِهِ<text:span text:style-name="T1"><text:s/></text:span>عِلْمُكَ<text:span text:style-name="T1"><text:s/></text:span>وَخَطَّ<text:span text:style-name="T1"><text:s/></text:span>بِهِ<text:span text:style-name="T1"><text:s/></text:span>قَلَمُكَ</text:p>
      <text:p text:style-name="P4">وَأَحْصَاهُ<text:span text:style-name="T1"><text:s/></text:span>كِتَابُكَ</text:p>
      <text:p text:style-name="P2"/>
      <text:p text:style-name="P4">وَارْضَ<text:span text:style-name="T1"><text:s/></text:span>اللَّهُمَّ<text:span text:style-name="T1"><text:s/></text:span>عَنْ<text:span text:style-name="T1"><text:s/></text:span>سَادَاتِنَا<text:span text:style-name="T1"><text:s/></text:span>أَبِي<text:span text:style-name="T1"><text:s/></text:span>بَكْرٍ<text:span text:style-name="T1"><text:s/></text:span>وَعُمَرَ<text:span text:style-name="T1"><text:s/></text:span>وَعُثْمَانَ<text:span text:style-name="T1"><text:s/></text:span>وَعَلِيٍّ</text:p>
      <text:p text:style-name="P4">وَعَنِ<text:span text:style-name="T1"><text:s/></text:span>الصَّحَابَةِ<text:span text:style-name="T1"><text:s/></text:span>أَجْمَعِينَ</text:p>
      <text:p text:style-name="P4">وَعَنِ<text:span text:style-name="T1"><text:s/></text:span>التَّبِعِينَ<text:span text:style-name="T1"><text:s/></text:span>تَابِعِيهِمْ<text:span text:style-name="T1"><text:s/></text:span>بِإِحْسَانٍ<text:span text:style-name="T1"><text:s/></text:span>إِلَى<text:span text:style-name="T1"><text:s/></text:span>يَوْمِ<text:span text:style-name="T1"><text:s/></text:span>الدِّينِ</text:p>
      <text:p text:style-name="P4">سُبْحَانَ<text:span text:style-name="T1"><text:s/></text:span>رَبِّكَ<text:span text:style-name="T1"><text:s/></text:span>رَبِّ<text:span text:style-name="T1"><text:s/></text:span>الْعِزَّةِ<text:span text:style-name="T1"><text:s/></text:span>عَمَّا<text:span text:style-name="T1"><text:s/></text:span>يَصِفُونَ</text:p>
      <text:p text:style-name="P4">وَسَلآمٌ<text:span text:style-name="T1"><text:s/></text:span>عَلَى<text:span text:style-name="T1"><text:s/></text:span>الْمُرْسَلِينَ</text:p>
      <text:p text:style-name="P4">وَالْحَمْدُ<text:span text:style-name="T1"><text:s/></text:span>لِلَّهِ<text:span text:style-name="T1"><text:s/></text:span>رَبِّ<text:span text:style-name="T1"><text:s/></text:span>الْعَالَمِينَ</text:p>
      <text:p text:style-name="P2"/>
      <text:p text:style-name="P3">Page<text:span text:style-name="T1"><text:s/>29</text:span></text:p>
      <text:p text:style-name="P4">قُلِ<text:span text:style-name="T1"><text:s/></text:span>اللَّهُمَّ<text:span text:style-name="T1"><text:s/></text:span>مَالِكَ<text:span text:style-name="T1"><text:s/></text:span>الْمُلْكِ<text:span text:style-name="T1"><text:s/></text:span>تُؤْتِي<text:span text:style-name="T1"><text:s/></text:span>الْمُلْكَ<text:span text:style-name="T1"><text:s/></text:span>مَنْ<text:span text:style-name="T1"><text:s/></text:span>تَشَاءُ<text:span text:style-name="T1"><text:s/></text:span>وَتَنْزِعُ<text:span text:style-name="T1"><text:s/></text:span>الْمُلْكَ<text:span text:style-name="T1"><text:s/></text:span>مِمَّنْ<text:span text:style-name="T1"><text:s/></text:span>تَشَاءُ<text:span text:style-name="T1"><text:s/></text:span>وَتُعِزُّ<text:span text:style-name="T1"><text:s/></text:span>مَنْ<text:span text:style-name="T1"><text:s/></text:span>تَشَاءُ<text:span text:style-name="T1"><text:s/></text:span>وَتُذِلُّ<text:span text:style-name="T1"><text:s/></text:span>مَنْ<text:span text:style-name="T1"><text:s/></text:span>تَشَاءُ<text:span text:style-name="T1"><text:s/></text:span>بِيَدِكَ<text:span text:style-name="T1"><text:s/></text:span>الْخَيْرُ<text:span text:style-name="T1"><text:s/></text:span>إِنَّكَ<text:span text:style-name="T1"><text:s/></text:span>عَلَى<text:span text:style-name="T1"><text:s/></text:span>كُلِّ<text:span text:style-name="T1"><text:s/></text:span>شَيْءٍ<text:span text:style-name="T1"><text:s/></text:span>قَدِيرٌ<text:span text:style-name="T1"><text:s/></text:span></text:p>
      <text:p text:style-name="P2"/>
      <text:p text:style-name="P4">تُولِجُ<text:span text:style-name="T1"><text:s/></text:span>اللَّيْلَ<text:span text:style-name="T1"><text:s/></text:span>فِي<text:span text:style-name="T1"><text:s/></text:span>النَّهَارِ<text:span text:style-name="T1"><text:s/></text:span>وَتُولِجُ<text:span text:style-name="T1"><text:s/></text:span>النَّهَارَ<text:span text:style-name="T1"><text:s/></text:span>فِي<text:span text:style-name="T1"><text:s/></text:span>اللَّيْلِ<text:span text:style-name="T1"><text:s/></text:span>وَتُخْرِجُ<text:span text:style-name="T1"><text:s/></text:span>الْحَيَّ<text:span text:style-name="T1"><text:s/></text:span>مِنَ<text:span text:style-name="T1"><text:s/></text:span>الْمَيِّتِ<text:span text:style-name="T1"><text:s/></text:span>وَتُخْرِجُ<text:span text:style-name="T1"><text:s/></text:span>الْمَيِّتَ <text:span text:style-name="T3">مِنَ ٱلۡحَىِّۖ</text:span><text:s/>وَتَرْزُقُ<text:span text:style-name="T1"><text:s/></text:span>مَنْ<text:span text:style-name="T1"><text:s/></text:span>تَشَاءُ<text:span text:style-name="T1"><text:s/></text:span>بِغَيْرِ<text:span text:style-name="T1"><text:s/></text:span>حِسَابٍ<text:span text:style-name="T1"><text:s text:c="2"/></text:span></text:p>
      <text:p text:style-name="P2"/>
      <text:p text:style-name="P3">Page<text:span text:style-name="T1"><text:s/>30</text:span></text:p>
      <text:p text:style-name="P4">اَللَّهُمَّ<text:span text:style-name="T1"><text:s/></text:span>إِنَّا<text:span text:style-name="T1"><text:s/></text:span>نَسْأَلُكَ<text:span text:style-name="T1"><text:s/></text:span>لِسَانًا<text:span text:style-name="T1"><text:s/></text:span>رَطِبًا<text:span text:style-name="T1"><text:s/></text:span>بِذِكْرِكَ</text:p>
      <text:p text:style-name="P4">وَقَلْبًا<text:span text:style-name="T1"><text:s/></text:span>مُفْعُمًا<text:span text:style-name="T1"><text:s/></text:span>بِشُكْرِكَ</text:p>
      <text:p text:style-name="P4">وَبَدَنًا<text:span text:style-name="T1"><text:s/></text:span>هَيِّنًا<text:span text:style-name="T1"><text:s/></text:span>لَيِّنًا<text:span text:style-name="T1"><text:s/></text:span>بِطَاعَتِكَ</text:p>
      <text:p text:style-name="P4">اَللَّهُمَّ<text:span text:style-name="T1"><text:s/></text:span>إِنَّا<text:span text:style-name="T1"><text:s/></text:span>نَسْأَلُكَ<text:span text:style-name="T1"><text:s/></text:span>إِيمَانًا<text:span text:style-name="T1"><text:s/></text:span>كَامِلًا</text:p>
      <text:p text:style-name="P4">وَنَسْـأَلُكَ<text:span text:style-name="T1"><text:s/></text:span>قَلْبًا<text:span text:style-name="T1"><text:s/></text:span>خَاشِعًا</text:p>
      <text:p text:style-name="P4">وَنَسْـأَلُكَ<text:span text:style-name="T1"><text:s/></text:span>عِلْمًا<text:span text:style-name="T1"><text:s/></text:span>نَافِعًا</text:p>
      <text:p text:style-name="P4">وَنَسْأَلُكَ<text:span text:style-name="T1"><text:s/></text:span>يَقِينًا<text:span text:style-name="T1"><text:s/></text:span>صَادِقًا</text:p>
      <text:p text:style-name="P4">وَنَسْـأَلُكَ<text:span text:style-name="T1"><text:s/></text:span>دِينًا<text:span text:style-name="T1"><text:s/></text:span>قَيِّمًا</text:p>
      <text:p text:style-name="P4">وَنَسْـأَلُكَ<text:span text:style-name="T1"><text:s/></text:span>الْعَافِيَةَ<text:span text:style-name="T1"><text:s/></text:span>مِنْ<text:span text:style-name="T1"><text:s/></text:span>كُلِّ<text:span text:style-name="T1"><text:s/></text:span>بَلِيَّةٍ</text:p>
      <text:p text:style-name="P4">وَنَسْـأَلُكَ<text:span text:style-name="T1"><text:s/></text:span>تَمَامَ<text:span text:style-name="T1"><text:s/></text:span>الْغِنَى<text:span text:style-name="T1"><text:s/></text:span>عَنِ<text:span text:style-name="T1"><text:s/></text:span>النَّاسِ</text:p>
      <text:p text:style-name="P4">وَهَبْ<text:span text:style-name="T1"><text:s/></text:span>لَنَا<text:span text:style-name="T1"><text:s/></text:span>حَقِيقَةَ<text:span text:style-name="T1"><text:s/></text:span>الإِيمَانِ<text:span text:style-name="T1"><text:s/></text:span>بِكَ</text:p>
      <text:p text:style-name="P4">حَتَّى<text:span text:style-name="T1"><text:s/></text:span>لَا<text:span text:style-name="T1"><text:s/></text:span>نَخَافَ</text:p>
      <text:p text:style-name="P4">وَلَا<text:span text:style-name="T1"><text:s/></text:span>نَرْجُوَ<text:span text:style-name="T1"><text:s/></text:span>غَيرَكَ</text:p>
      <text:p text:style-name="P4">وَلَا<text:span text:style-name="T1"><text:s/></text:span>نَعْبُدَ<text:span text:style-name="T1"><text:s/></text:span>شَيْئًا<text:span text:style-name="T1"><text:s/></text:span>سِوَاكَ</text:p>
      <text:p text:style-name="P4">وَاجْعَلْ<text:span text:style-name="T1"><text:s/></text:span>يَدَكَ<text:span text:style-name="T1"><text:s/></text:span>مَبْسُوطَةً<text:span text:style-name="T1"><text:s/></text:span>عَلَيْنَا</text:p>
      <text:p text:style-name="P4">وَعَلَى<text:span text:style-name="T1"><text:s/></text:span>أَهْلِينَا</text:p>
      <text:p text:style-name="P4">وَأَوْلَادِنَا</text:p>
      <text:p text:style-name="P4">وَمَنْ<text:span text:style-name="T1"><text:s/></text:span>مَعَنَا<text:span text:style-name="T1"><text:s/></text:span>بِرَحْمَتِكَ</text:p>
      <text:p text:style-name="P4">وَلَا<text:span text:style-name="T1"><text:s/></text:span>تَكِّلْنَا<text:span text:style-name="T1"><text:s/></text:span>إِلَى<text:span text:style-name="T1"><text:s/></text:span>أَنْفُسِنَا<text:span text:style-name="T1"><text:s/></text:span>طَرْفَةَ<text:span text:style-name="T1"><text:s/></text:span>عَيْنٍ</text:p>
      <text:p text:style-name="P4">وَلَا<text:span text:style-name="T1"><text:s/></text:span>أَقَلَّ<text:span text:style-name="T1"><text:s/></text:span>مِنْ<text:span text:style-name="T1"><text:s/></text:span>ذَلِكَ</text:p>
      <text:p text:style-name="P4">يَا<text:span text:style-name="T1"><text:s/></text:span>نِعْمَ<text:span text:style-name="T1"><text:s/></text:span>الْمُجِيبُ<text:span text:style-name="T1"><text:s/></text:span></text:p>
      <text:p text:style-name="P2"/>
      <text:p text:style-name="P4">وَصَلَّ<text:span text:style-name="T1"><text:s/></text:span>اللهُ<text:span text:style-name="T1"><text:s/></text:span>عَلَى<text:span text:style-name="T1"><text:s/></text:span>سَيِّدِنَا<text:span text:style-name="T1"><text:s/></text:span>مُحَمَّدٍ<text:span text:style-name="T1"><text:s/></text:span>النَّبِيِّ<text:span text:style-name="T1"><text:s/></text:span>الْكَرِيمِ</text:p>
      <text:p text:style-name="P4">وَعَلَى<text:span text:style-name="T1"><text:s/></text:span>آلِهِ<text:span text:style-name="T1"><text:s/></text:span>وَصَحْبِهِ<text:span text:style-name="T1"><text:s/></text:span>أَجْمَعِينَ</text:p>
      <text:p text:style-name="P2"/>
      <text:p text:style-name="P3">Page<text:span text:style-name="T1"><text:s/>31</text:span></text:p>
      <text:p text:style-name="P4">اَللَّهُمَّ<text:span text:style-name="T1"><text:s/></text:span>إِنَّ<text:span text:style-name="T1"><text:s/></text:span>هَذَا<text:span text:style-name="T1"><text:s/></text:span>إِقْبَالُ<text:span text:style-name="T1"><text:s/></text:span>لَيْلِكَ<text:span text:style-name="T1"><text:s/></text:span>وَإِدْبَارُ<text:span text:style-name="T1"><text:s/></text:span>نَهَارِكَ<text:span text:style-name="T1"><text:s/></text:span>وَأَصْوَاتُ<text:span text:style-name="T1"><text:s/></text:span>دُعَاتِكَ<text:span text:style-name="T1"><text:s/></text:span>فَاغْفِرْلِي</text:p>
      <text:p text:style-name="P4">اَللَّهُمَّ<text:span text:style-name="T1"><text:s/></text:span>إِنَّكَ<text:span text:style-name="T1"><text:s/></text:span>تَعْلَمُ<text:span text:style-name="T1"><text:s/></text:span>أَنَّ<text:span text:style-name="T1"><text:s/></text:span>هَذِهِ<text:span text:style-name="T1"><text:s/></text:span>الْقُلُوبَ</text:p>
      <text:p text:style-name="P4">قَدِ<text:span text:style-name="T1"><text:s/></text:span>اجْتَمَعَتْ<text:span text:style-name="T1"><text:s/></text:span>عَلَى<text:span text:style-name="T1"><text:s/></text:span>مَحَبَّتِكْ</text:p>
      <text:p text:style-name="P4">وَالتَقَتْ<text:span text:style-name="T1"><text:s/></text:span>عَلَى<text:span text:style-name="T1"><text:s/></text:span>طَاعَتِكَ</text:p>
      <text:p text:style-name="P4">وَتَوَحَّدَتْ<text:span text:style-name="T1"><text:s/></text:span>عَلَى<text:span text:style-name="T1"><text:s text:c="2"/></text:span>دَعْوَتِكَ</text:p>
      <text:p text:style-name="P4">وَتَعَاهَدَتْ<text:span text:style-name="T1"><text:s/></text:span>عَلَى<text:span text:style-name="T1"><text:s/></text:span>نَصْرَةِ<text:span text:style-name="T1"><text:s/></text:span>شَرِيعَتِكَ</text:p>
      <text:p text:style-name="P4">فَوَثِّقِ<text:span text:style-name="T1"><text:s/></text:span>اللَّهُمَّ<text:span text:style-name="T1"><text:s/></text:span>رَابِطَتَهَا</text:p>
      <text:p text:style-name="P4">وَاَدِمْ<text:span text:style-name="T1"><text:s/></text:span>وُدَّهَا</text:p>
      <text:p text:style-name="P4">وَاهْدِهَا<text:span text:style-name="T1"><text:s/></text:span>سُبُلَهَا</text:p>
      <text:p text:style-name="P4">وَامْلَأهَا<text:span text:style-name="T1"><text:s/></text:span>بِنُورِكَ<text:span text:style-name="T1"><text:s/></text:span>الَّذِي<text:span text:style-name="T1"><text:s/></text:span>لَا<text:span text:style-name="T1"><text:s/></text:span>يَخْبُوا</text:p>
      <text:p text:style-name="P4">وَاشْرَحْ<text:span text:style-name="T1"><text:s/></text:span>صُدُورَهَا<text:span text:style-name="T1"><text:s/></text:span>بِفَيضِ<text:span text:style-name="T1"><text:s/></text:span>الإِيمَانِ<text:span text:style-name="T1"><text:s/></text:span>بِكَ</text:p>
      <text:p text:style-name="P4">وَجَمِيلِ<text:span text:style-name="T1"><text:s/></text:span>التَّوَكُّلِ<text:span text:style-name="T1"><text:s/></text:span>عَلَيكَ<text:span text:style-name="T1"><text:s/></text:span>وَأَحْيِهَا<text:span text:style-name="T1"><text:s/></text:span>بِمَعْرِفَتِكَ</text:p>
      <text:p text:style-name="P4">وَأَمِتْهَا<text:span text:style-name="T1"><text:s/></text:span>عَلَى<text:span text:style-name="T1"><text:s/></text:span>الشَّهَادَةِ<text:span text:style-name="T1"><text:s/></text:span>فِي<text:span text:style-name="T1"><text:s/></text:span>سَبِيلِكَ</text:p>
      <text:p text:style-name="P4">إِنَّكَ<text:span text:style-name="T1"><text:s/></text:span>نِعْمَ<text:span text:style-name="T1"><text:s/></text:span>الْمَوْلَى<text:span text:style-name="T1"><text:s/></text:span>وَنِعْمَ<text:span text:style-name="T1"><text:s/></text:span>النَّصِيرُ</text:p>
      <text:p text:style-name="P4">وَصَلَّى<text:span text:style-name="T1"><text:s/></text:span>اللهُ<text:span text:style-name="T1"><text:s/></text:span>عَلَى<text:span text:style-name="T1"><text:s/></text:span>سَيِّدِنَا<text:span text:style-name="T1"><text:s/></text:span>مُحَمَّدٍ</text:p>
      <text:p text:style-name="P4">وَعَلَى<text:span text:style-name="T1"><text:s/></text:span>آلِهِ<text:span text:style-name="T1"><text:s/></text:span>وَصَحْبِهِ<text:span text:style-name="T1"><text:s/></text:span>وَسَلِّم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><text:s/></text:p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  <meta:initial-creator>Iwani Khalid</meta:initial-creator>
  </office:meta>
</office:document-meta>
</file>